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7.755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77cm" fo:min-width="1.987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977cm" fo:min-width="1.099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301cm" fo:min-width="1.099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77cm" fo:min-width="1.099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1.299cm" fo:min-width="2.037cm"/>
      <style:paragraph-properties style:writing-mode="lr-tb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82cm" fo:min-width="4.199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1.3cm" fo:min-width="2.037cm"/>
      <style:paragraph-properties style:writing-mode="lr-tb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147cm" fo:min-width="7.247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8.009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2.866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2.802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469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052cm" fo:min-width="4.453cm"/>
      <style:paragraph-properties style:writing-mode="lr-tb"/>
    </style:style>
    <style:style style:name="gr15" style:family="graphic" style:parent-style-name="objectwithoutfill">
      <style:graphic-properties draw:stroke="dash" draw:stroke-dash="Double_20_Dash" draw:marker-end="Linienspitzen_20_3" draw:marker-end-width="0.3cm" draw:fill="none" draw:textarea-vertical-align="middle"/>
    </style:style>
    <style:style style:name="gr16" style:family="graphic" style:parent-style-name="objectwithoutfill">
      <style:graphic-properties draw:marker-end="Circle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Long_20_Dash" draw:marker-end="Linienspitzen_20_4" draw:marker-end-width="0.3cm" draw:fill="none" draw:textarea-vertical-align="middle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85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10.168cm"/>
      <style:paragraph-properties style:writing-mode="lr-tb"/>
    </style:style>
    <style:style style:name="gr20" style:family="graphic" style:parent-style-name="objectwithoutfill">
      <style:graphic-properties draw:stroke="dash" draw:stroke-dash="Double_20_Dash" draw:marker-end="Linienspitzen_20_4" draw:marker-end-width="0.3cm" draw:fill="none" draw:textarea-vertical-align="middle"/>
    </style:style>
    <style:style style:name="gr21" style:family="graphic" style:parent-style-name="objectwithoutfill">
      <style:graphic-properties draw:marker-end="Linienspitzen_20_4" draw:marker-end-width="0.3cm" draw:fill="none" draw:textarea-vertical-align="middle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5.85cm"/>
      <style:paragraph-properties style:writing-mode="lr-tb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385cm" fo:min-width="5.85cm"/>
      <style:paragraph-properties style:writing-mode="lr-tb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5.85cm"/>
      <style:paragraph-properties style:writing-mode="lr-tb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10.168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98cm" fo:min-width="10.168cm"/>
      <style:paragraph-properties style:writing-mode="lr-tb"/>
    </style:style>
    <style:style style:name="gr27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3.052cm" fo:min-width="7.247cm"/>
      <style:paragraph-properties style:writing-mode="lr-tb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401cm" fo:min-width="7.247cm"/>
      <style:paragraph-properties style:writing-mode="lr-tb"/>
    </style:style>
    <style:style style:name="gr29" style:family="graphic" style:parent-style-name="objectwithoutfill">
      <style:graphic-properties draw:stroke="dash" draw:stroke-dash="Double_20_Dash" draw:marker-end="Linienspitzen_20_4" draw:marker-end-width="0.3cm" draw:fill="none" draw:textarea-vertical-align="top"/>
      <style:paragraph-properties style:writing-mode="lr-tb"/>
    </style:style>
    <style:style style:name="gr30" style:family="graphic" style:parent-style-name="objectwithoutfill">
      <style:graphic-properties draw:marker-end="Circle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Linienspitzen_20_4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8.009cm"/>
      <style:paragraph-properties style:writing-mode="lr-tb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8.009cm"/>
      <style:paragraph-properties style:writing-mode="lr-tb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798cm" fo:min-width="8.009cm"/>
      <style:paragraph-properties style:writing-mode="lr-tb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8.136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8.136cm"/>
      <style:paragraph-properties style:writing-mode="lr-tb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8.136cm"/>
      <style:paragraph-properties style:writing-mode="lr-tb"/>
    </style:style>
    <style:style style:name="gr38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5.469cm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0.398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147cm" fo:min-width="4.453cm"/>
      <style:paragraph-properties style:writing-mode="lr-tb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4.453cm"/>
      <style:paragraph-properties style:writing-mode="lr-tb"/>
    </style:style>
    <style:style style:name="gr42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147cm" fo:min-width="9.66cm"/>
      <style:paragraph-properties style:writing-mode="lr-tb"/>
    </style:style>
    <style:style style:name="gr43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3.814cm" fo:min-width="9.66cm"/>
      <style:paragraph-properties style:writing-mode="lr-tb"/>
    </style:style>
    <style:style style:name="gr44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147cm" fo:min-width="9.66cm"/>
      <style:paragraph-properties style:writing-mode="lr-tb"/>
    </style:style>
    <style:style style:name="gr45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147cm" fo:min-width="9.66cm"/>
      <style:paragraph-properties style:writing-mode="lr-tb"/>
    </style:style>
    <style:style style:name="gr46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0.904cm" fo:min-width="2.802cm"/>
      <style:paragraph-properties style:writing-mode="lr-tb"/>
    </style:style>
    <style:style style:name="gr47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0.512cm" fo:min-width="5.342cm"/>
      <style:paragraph-properties style:writing-mode="lr-tb"/>
    </style:style>
    <style:style style:name="gr48" style:family="graphic" style:parent-style-name="objectwithoutfill">
      <style:graphic-properties svg:stroke-width="0.159cm" svg:stroke-color="#00a933" draw:marker-start-width="0.438cm" draw:marker-end="Linienspitzen_20_5" draw:marker-end-width="0.538cm" draw:fill="none" draw:textarea-vertical-align="middle" fo:padding-top="0.204cm" fo:padding-bottom="0.204cm" fo:padding-left="0.329cm" fo:padding-right="0.329cm"/>
    </style:style>
    <style:style style:name="gr49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147cm" fo:min-width="6.993cm"/>
      <style:paragraph-properties style:writing-mode="lr-tb"/>
    </style:style>
    <style:style style:name="gr50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0.639cm" fo:min-width="9.66cm"/>
      <style:paragraph-properties style:writing-mode="lr-tb"/>
    </style:style>
    <style:style style:name="gr51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401cm" fo:min-width="9.66cm"/>
      <style:paragraph-properties style:writing-mode="lr-tb"/>
    </style:style>
    <style:style style:name="gr52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401cm" fo:min-width="9.66cm"/>
      <style:paragraph-properties style:writing-mode="lr-tb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639cm" fo:min-width="8.009cm"/>
      <style:paragraph-properties style:writing-mode="lr-tb"/>
    </style:style>
    <style:style style:name="gr54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401cm" fo:min-width="9.66cm"/>
      <style:paragraph-properties style:writing-mode="lr-tb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639cm" fo:min-width="5.85cm"/>
      <style:paragraph-properties style:writing-mode="lr-tb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639cm" fo:min-width="8.136cm"/>
      <style:paragraph-properties style:writing-mode="lr-tb"/>
    </style:style>
    <style:style style:name="gr57" style:family="graphic" style:parent-style-name="objectwithoutfill">
      <style:graphic-properties draw:stroke="dash" draw:stroke-dash="Double_20_Dash_20_Dot_20_Dot" draw:marker-end="Linienspitzen_20_5" draw:marker-end-width="0.3cm" draw:fill="none" draw:textarea-vertical-align="middle"/>
    </style:style>
    <style:style style:name="gr5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639cm" fo:min-width="9.279cm"/>
      <style:paragraph-properties style:writing-mode="lr-tb"/>
    </style:style>
    <style:style style:name="gr59" style:family="graphic" style:parent-style-name="standard" style:list-style-name="L1">
      <style:graphic-properties svg:stroke-color="#000000" draw:fill="solid" draw:fill-color="#ffffff" draw:textarea-horizontal-align="justify" draw:textarea-vertical-align="top" draw:auto-grow-height="false" fo:min-height="1.401cm" fo:min-width="9.66cm"/>
      <style:paragraph-properties style:writing-mode="lr-tb"/>
    </style:style>
    <style:style style:name="gr60" style:family="graphic" style:parent-style-name="standard">
      <style:graphic-properties draw:textarea-vertical-align="middle" draw:auto-grow-height="false" fo:min-height="0.894cm" fo:min-width="0.898cm"/>
    </style:style>
    <style:style style:name="gr61" style:family="graphic" style:parent-style-name="standard">
      <style:graphic-properties draw:textarea-vertical-align="middle" draw:auto-grow-height="false" fo:min-height="0.911cm" fo:min-width="0.858cm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000000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ffff" draw:opacity="100%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0000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solid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measurelines" svg:width="8.255cm" svg:height="4.953cm" svg:x="9.636cm" svg:y="3.921cm">
          <text:p text:style-name="P1"><text:span text:style-name="T1">cls_Grid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2.487cm" svg:height="4.127cm" svg:x="15.141cm" svg:y="4.522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2.487cm" svg:height="4.127cm" svg:x="9.902cm" svg:y="4.522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2.487cm" svg:height="4.127cm" svg:x="12.477cm" svg:y="4.522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1.599cm" svg:height="3.227cm" svg:x="12.921cm" svg:y="5.347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1.599cm" svg:height="2.551cm" svg:x="15.674cm" svg:y="6.023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1.599cm" svg:height="2.927cm" svg:x="10.346cm" svg:y="5.647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6" draw:text-style-name="P3" draw:layer="measurelines" svg:width="2.537cm" svg:height="1.549cm" svg:x="12.101cm" svg:y="22.971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controls" svg:width="4.699cm" svg:height="2.932cm" svg:x="10.652cm" svg:y="22.198cm">
            <text:p text:style-name="P1"><text:span text:style-name="T1">SortValue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controls" svg:width="2.537cm" svg:height="1.55cm" svg:x="12.267cm" svg:y="23.08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controls" svg:width="2.537cm" svg:height="1.549cm" svg:x="12.433cm" svg:y="23.2cm">
            <text:p text:style-name="P1"><text:span text:style-name="T1">cls_value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5" xml:id="id3" draw:id="id3" draw:layer="layout" svg:width="7.747cm" svg:height="1.397cm" svg:x="20.558cm" svg:y="11.795cm">
          <draw:glue-point draw:id="4" svg:x="-5cm" svg:y="-2.187cm" draw:escape-direction="left"/>
          <draw:glue-point draw:id="5" svg:x="-4.999cm" svg:y="3.185cm" draw:escape-direction="left"/>
          <text:p text:style-name="P4"><text:span text:style-name="T2">Sort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7" draw:id="id7" draw:layer="layout" svg:width="8.509cm" svg:height="1.143cm" svg:x="30.591cm" svg:y="11.922cm">
          <text:p text:style-name="P6"><text:span text:style-name="T1">&lt;&lt;INTERFACE&gt;&gt;</text:span><text:span text:style-name="T1"><text:line-break/></text:span><text:span text:style-name="T2">SortAlgorythm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1" draw:id="id11" draw:layer="layout" svg:width="3.366cm" svg:height="1.143cm" svg:x="34.782cm" svg:y="24.749cm">
          <text:p text:style-name="P8"><text:span text:style-name="T2">BinarySearch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2" draw:id="id12" draw:layer="layout" svg:width="3.302cm" svg:height="1.143cm" svg:x="31.353cm" svg:y="24.749cm">
          <text:p text:style-name="P8"><text:span text:style-name="T2">BubbleSearch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" draw:id="id1" draw:layer="layout" svg:width="5.969cm" svg:height="1.143cm" svg:x="31.734cm" svg:y="22.463cm">
          <text:p text:style-name="P8"><text:span text:style-name="T2">SortAlgo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3" draw:id="id13" draw:layer="layout" svg:width="4.953cm" svg:height="3.302cm" svg:x="18.78cm" svg:y="1.635cm">
          <text:p text:style-name="P8"><text:span text:style-name="T2">SortControllerUI</text:span>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svg:x1="34.718cm" svg:y1="22.463cm" svg:x2="34.845cm" svg:y2="18.653cm" draw:start-shape="id1" draw:start-glue-point="0" draw:end-shape="id2" draw:end-glue-point="2" svg:d="M34718 22463v-1905h127v-1905" svg:viewBox="0 0 128 3811">
          <text:p/>
        </draw:connector>
        <draw:connector draw:style-name="gr16" draw:text-style-name="P10" draw:layer="layout" svg:x1="20.558cm" svg:y1="12.493cm" svg:x2="17.129cm" svg:y2="15.287cm" draw:start-shape="id3" draw:start-glue-point="3" draw:end-shape="id4" draw:end-glue-point="1" svg:d="M20558 12493h-1715v2794h-1714" svg:viewBox="0 0 3430 2795">
          <text:p/>
        </draw:connector>
        <draw:connector draw:style-name="gr17" draw:text-style-name="P10" draw:layer="layout" svg:x1="13.763cm" svg:y1="8.874cm" svg:x2="13.954cm" svg:y2="10.271cm" draw:start-shape="id5" draw:start-glue-point="2" draw:end-shape="id6" draw:end-glue-point="0" svg:d="M13763 8874v698h191v699" svg:viewBox="0 0 192 1398">
          <text:p/>
        </draw:connector>
        <draw:custom-shape draw:style-name="gr18" draw:text-style-name="P7" xml:id="id6" draw:id="id6" draw:layer="layout" svg:width="6.35cm" svg:height="1.143cm" svg:x="10.779cm" svg:y="10.271cm">
          <text:p text:style-name="P6"><text:span text:style-name="T1">&lt;&lt;INTERFACE&gt;&gt;</text:span></text:p>
          <text:p text:style-name="P6"><text:span text:style-name="T2">ValueView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0.558cm" svg:y1="12.188cm" svg:x2="17.129cm" svg:y2="10.842cm" draw:start-shape="id3" draw:start-glue-point="4" draw:end-shape="id6" draw:end-glue-point="1" svg:d="M20558 12188h-1715v-1346h-1714" svg:viewBox="0 0 3430 1347">
          <text:p/>
        </draw:connector>
        <draw:connector draw:style-name="gr16" draw:text-style-name="P10" draw:layer="layout" svg:x1="28.305cm" svg:y1="12.493cm" svg:x2="30.591cm" svg:y2="12.493cm" draw:start-shape="id3" draw:start-glue-point="1" draw:end-shape="id7" draw:end-glue-point="3" svg:d="M28305 12493h2286" svg:viewBox="0 0 2287 1">
          <text:p/>
        </draw:connector>
        <draw:custom-shape draw:style-name="gr19" draw:text-style-name="P7" xml:id="id14" draw:id="id14" draw:layer="layout" svg:width="10.668cm" svg:height="1.143cm" svg:x="20.177cm" svg:y="5.318cm">
          <text:p text:style-name="P6"><text:span text:style-name="T1">&lt;&lt;INTERFACE&gt;&gt;</text:span></text:p>
          <text:p text:style-name="P6"><text:span text:style-name="T2">SortControllerUserInterface</text:span></text:p>
          <draw:enhanced-geometry svg:viewBox="0 0 21600 21600" draw:type="rectangle" draw:enhanced-path="M 0 0 L 21600 0 21600 21600 0 21600 0 0 Z N"/>
        </draw:custom-shape>
        <draw:connector draw:style-name="gr20" draw:text-style-name="P11" draw:layer="layout" svg:x1="24.431cm" svg:y1="11.795cm" svg:x2="25.511cm" svg:y2="10.271cm" draw:start-shape="id3" draw:start-glue-point="0" draw:end-shape="id8" draw:end-glue-point="2" svg:d="M24431 11795v-762h1080v-762" svg:viewBox="0 0 1081 1525">
          <text:p/>
        </draw:connector>
        <draw:custom-shape draw:style-name="gr18" draw:text-style-name="P7" xml:id="id10" draw:id="id10" draw:layer="layout" svg:width="6.35cm" svg:height="1.143cm" svg:x="10.652cm" svg:y="19.034cm">
          <text:p text:style-name="P6"><text:span text:style-name="T1">&lt;&lt;INTERFACE&gt;&gt;</text:span></text:p>
          <text:p text:style-name="P6"><text:span text:style-name="T2">SortValuesInterface</text:span></text:p>
          <draw:enhanced-geometry svg:viewBox="0 0 21600 21600" draw:type="rectangle" draw:enhanced-path="M 0 0 L 21600 0 21600 21600 0 21600 0 0 Z N"/>
        </draw:custom-shape>
        <draw:connector draw:style-name="gr17" draw:text-style-name="P10" draw:layer="layout" svg:x1="10.652cm" svg:y1="23.664cm" svg:x2="10.652cm" svg:y2="19.605cm" draw:start-shape="id9" draw:start-glue-point="3" draw:end-shape="id10" draw:end-glue-point="3" svg:d="M10652 23664h-502v-4059h502" svg:viewBox="0 0 503 4060">
          <text:p/>
        </draw:connector>
        <draw:connector draw:style-name="gr21" draw:text-style-name="P10" draw:layer="layout" svg:x1="36.465cm" svg:y1="24.749cm" svg:x2="34.718cm" svg:y2="23.606cm" draw:start-shape="id11" draw:start-glue-point="0" draw:end-shape="id1" draw:end-glue-point="2" svg:d="M36465 24749v-572h-1747v-571" svg:viewBox="0 0 1748 1144">
          <text:p/>
        </draw:connector>
        <draw:connector draw:style-name="gr21" draw:text-style-name="P10" draw:layer="layout" svg:x1="33.004cm" svg:y1="24.749cm" svg:x2="34.718cm" svg:y2="23.606cm" draw:start-shape="id12" draw:start-glue-point="0" draw:end-shape="id1" draw:end-glue-point="2" svg:d="M33004 24749v-572h1714v-571" svg:viewBox="0 0 1715 1144">
          <text:p/>
        </draw:connector>
        <draw:custom-shape draw:style-name="gr22" draw:text-style-name="P13" draw:layer="layout" svg:width="6.35cm" svg:height="0.762cm" svg:x="10.652cm" svg:y="20.177cm">
          <text:p text:style-name="P12"><text:span text:style-name="T3">+ Values[]:Integer</text:span></text:p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6.35cm" svg:height="0.635cm" svg:x="10.652cm" svg:y="20.9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6.35cm" svg:height="0.762cm" svg:x="10.779cm" svg:y="11.4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6.35cm" svg:height="1.778cm" svg:x="10.779cm" svg:y="12.176cm">
          <text:p text:style-name="P12"><text:span text:style-name="T3">+ ShowValues(Values[]:Integer)</text:span><text:span text:style-name="T3"><text:line-break/></text:span><text:span text:style-name="T3">+ ResetView()</text:span>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0.668cm" svg:height="0.762cm" svg:x="20.177cm" svg:y="6.46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xml:id="id8" draw:id="id8" draw:layer="layout" svg:width="10.668cm" svg:height="3.048cm" svg:x="20.177cm" svg:y="7.223cm">
          <text:p text:style-name="P12"><text:span text:style-name="T3">+ StartSort()</text:span></text:p>
          <text:p text:style-name="P12"><text:span text:style-name="T3">+ StopSort()</text:span><text:span text:style-name="T3"><text:line-break/></text:span><text:span text:style-name="T3">+ SetValues(Values:SortValuesInterface)</text:span><text:span text:style-name="T3"><text:line-break/></text:span><text:span text:style-name="T3">+ SetSortAlgorythm(SortAlgo:SortAlgorythmInterfac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7.747cm" svg:height="3.302cm" svg:x="20.558cm" svg:y="13.192cm">
          <text:p text:style-name="P15"><text:span text:style-name="T4">+ Values:SortValuesInterface</text:span><text:span text:style-name="T4"><text:line-break/></text:span><text:span text:style-name="T4">+ ValueView:ValueViewInterface</text:span><text:span text:style-name="T4"><text:line-break/></text:span><text:span text:style-name="T4">+ StatisticsView:StatisticsViewInterface</text:span><text:span text:style-name="T4"><text:line-break/></text:span><text:span text:style-name="T3">+ SortAlgo:SortAlgorythmInterface</text:span></text:p>
          <text:p text:style-name="P15"><text:span text:style-name="T3"/></text:p>
          <text:p text:style-name="P15"><text:span text:style-name="T3">- SortWorker:Backgroundwork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7.747cm" svg:height="1.651cm" svg:x="20.558cm" svg:y="16.494cm">
          <text:p/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23.733cm" svg:y1="3.286cm" svg:x2="25.511cm" svg:y2="5.318cm" draw:start-shape="id13" draw:start-glue-point="1" draw:end-shape="id14" draw:end-glue-point="0" svg:d="M23733 3286h1778v2032" svg:viewBox="0 0 1779 2033">
          <text:p/>
        </draw:connector>
        <draw:connector draw:style-name="gr29" draw:text-style-name="P11" draw:layer="layout" svg:x1="38.054cm" svg:y1="1.252cm" svg:x2="40.116cm" svg:y2="2.186cm" svg:d="M38054 1252h1031v934h1031" svg:viewBox="0 0 2063 935">
          <text:p text:style-name="P16"><text:span text:style-name="T5">Implements Interface</text:span></text:p>
        </draw:connector>
        <draw:connector draw:style-name="gr30" draw:text-style-name="P11" draw:layer="layout" svg:x1="38.077cm" svg:y1="2.595cm" svg:x2="40.023cm" svg:y2="3.509cm" svg:d="M38077 2595h973v914h973" svg:viewBox="0 0 1947 915">
          <text:p text:style-name="P17"><text:span text:style-name="T5">Uses n..1</text:span></text:p>
        </draw:connector>
        <draw:connector draw:style-name="gr31" draw:text-style-name="P11" draw:layer="layout" svg:x1="38.077cm" svg:y1="4.151cm" svg:x2="40.003cm" svg:y2="5.318cm" svg:d="M38077 4151h963v1167h963" svg:viewBox="0 0 1927 1168">
          <text:p text:style-name="P17"><text:span text:style-name="T5">Extends Class</text:span></text:p>
        </draw:connector>
        <draw:custom-shape draw:style-name="gr32" draw:text-style-name="P13" draw:layer="layout" svg:width="8.509cm" svg:height="0.762cm" svg:x="30.591cm" svg:y="13.06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3" xml:id="id2" draw:id="id2" draw:layer="layout" svg:width="8.509cm" svg:height="1.778cm" svg:x="30.591cm" svg:y="16.875cm">
          <text:p text:style-name="P12"><text:span text:style-name="T3">+ SetValues(Values:SortValuesInterface)</text:span></text:p>
          <text:p text:style-name="P12"><text:span text:style-name="T3">+ DoSortStep()</text:span></text:p>
          <text:p text:style-name="P12"><text:span text:style-name="T3">+ DoSort()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8.509cm" svg:height="3.048cm" svg:x="30.591cm" svg:y="13.827cm">
          <text:p text:style-name="P18"><text:span text:style-name="T3">Signals</text:span></text:p>
          <text:p text:style-name="P12"><text:span text:style-name="T3"><text:line-break/></text:span><text:span text:style-name="T3">+ ValueChanged(StepNumber:Integer)</text:span><text:span text:style-name="T3"><text:line-break/></text:span><text:span text:style-name="T3">+ SortFinish(TotalSteps:Integer)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xml:id="id4" draw:id="id4" draw:layer="layout" svg:width="8.636cm" svg:height="1.143cm" svg:x="8.493cm" svg:y="14.716cm">
          <text:p text:style-name="P6"><text:span text:style-name="T1">&lt;&lt;INTERFACE&gt;&gt;</text:span></text:p>
          <text:p text:style-name="P6"><text:span text:style-name="T2">StatisticsView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8.636cm" svg:height="0.762cm" svg:x="8.493cm" svg:y="15.8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8.636cm" svg:height="1.778cm" svg:x="8.493cm" svg:y="16.621cm">
          <text:p text:style-name="P12"><text:span text:style-name="T3">+ ShowStatistics(Stats:StatisticsInterface)</text:span><text:span text:style-name="T3"><text:line-break/></text:span><text:span text:style-name="T3">+ ResetView()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xml:id="id15" draw:id="id15" draw:layer="layout" svg:width="5.969cm" svg:height="4.953cm" svg:x="3.032cm" svg:y="7.35cm">
          <text:p text:style-name="P1"><text:span text:style-name="T1">cls_StatisticsView</text:span></text:p>
          <draw:enhanced-geometry svg:viewBox="0 0 21600 21600" draw:type="rectangle" draw:enhanced-path="M 0 0 L 21600 0 21600 21600 0 21600 0 0 Z N"/>
        </draw:custom-shape>
        <draw:connector draw:style-name="gr17" draw:text-style-name="P10" draw:layer="layout" svg:x1="6.016cm" svg:y1="12.303cm" svg:x2="8.493cm" svg:y2="15.287cm" draw:start-shape="id15" draw:start-glue-point="2" draw:end-shape="id4" draw:end-glue-point="3" svg:d="M6016 12303v2984h2477" svg:viewBox="0 0 2478 2985">
          <text:p/>
        </draw:connector>
        <draw:connector draw:style-name="gr16" draw:text-style-name="P10" draw:layer="layout" draw:line-skew="0.762cm" svg:x1="20.559cm" svg:y1="12.937cm" svg:x2="17.002cm" svg:y2="19.605cm" draw:start-shape="id3" draw:start-glue-point="5" draw:end-shape="id10" draw:end-glue-point="1" svg:d="M20559 12937h-1017v6668h-2540" svg:viewBox="0 0 3558 6669">
          <text:p/>
        </draw:connector>
      </draw:page>
      <draw:page draw:name="page2" draw:style-name="dp1" draw:master-page-name="Default">
        <draw:custom-shape draw:style-name="gr39" draw:text-style-name="P20" draw:layer="layout" svg:width="1.27cm" svg:height="1.27cm" svg:x="21.574cm" svg:y="3.7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0" draw:text-style-name="P9" draw:layer="layout" svg:width="4.953cm" svg:height="1.397cm" svg:x="30.21cm" svg:y="5.318cm">
          <text:p text:style-name="P21"><text:span text:style-name="T2">SortController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xml:id="id34" draw:id="id34" draw:layer="measurelines" svg:width="4.953cm" svg:height="1.778cm" svg:x="19.923cm" svg:y="8.366cm">
          <text:p text:style-name="P8"><text:span text:style-name="T2">Auswahl</text:span><text:span text:style-name="T2"><text:line-break/></text:span><text:span text:style-name="T2">Sortieralgorhytmus</text:span><text:span text:style-name="T2"><text:line-break/></text:span><text:span text:style-name="T2">Combobox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measurelines" svg:width="10.16cm" svg:height="1.397cm" svg:x="27.289cm" svg:y="8.493cm">
          <text:p text:style-name="P22"><text:span text:style-name="T3">SetSortAlgorythm(SortAlgo:SortAlgorythmInterface)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measurelines" svg:width="4.953cm" svg:height="1.397cm" svg:x="19.796cm" svg:y="5.318cm">
          <text:p text:style-name="P8"><text:span text:style-name="T2">SortControllerUI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xml:id="id16" draw:id="id16" draw:layer="measurelines" svg:width="4.953cm" svg:height="1.778cm" svg:x="19.923cm" svg:y="10.906cm">
          <text:p text:style-name="P8"><text:span text:style-name="T2">Zu sortierende </text:span><text:span text:style-name="T2"><text:line-break/></text:span><text:span text:style-name="T2">Werte festlegen</text:span><text:span text:style-name="T2"><text:line-break/></text:span><text:span text:style-name="T2">(Randomizer in UI)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xml:id="id17" draw:id="id17" draw:layer="measurelines" svg:width="10.16cm" svg:height="4.064cm" svg:x="27.289cm" svg:y="11.033cm">
          <draw:glue-point draw:id="4" svg:x="5cm" svg:y="-3.125cm" draw:escape-direction="right"/>
          <text:p text:style-name="P22"><text:span text:style-name="T3">+SetValues(Values:SortValuesInterface)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measurelines" svg:width="10.16cm" svg:height="1.397cm" svg:x="27.289cm" svg:y="8.493cm">
          <text:p text:style-name="P22"><text:span text:style-name="T3">SetSortAlgorythm(SortAlgo:SortAlgorythmInterface)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xml:id="id35" draw:id="id35" draw:layer="measurelines" svg:width="10.16cm" svg:height="1.397cm" svg:x="27.289cm" svg:y="8.493cm">
          <text:p text:style-name="P22"><text:span text:style-name="T3">SetSortAlgorythm(SortAlgo:SortAlgorythmInterface)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measurelines" svg:width="3.302cm" svg:height="1.154cm" svg:x="40.116cm" svg:y="5.18cm">
          <text:p text:style-name="P1"><text:span text:style-name="T1">SortValues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xml:id="id18" draw:id="id18" draw:layer="measurelines" svg:width="5.842cm" svg:height="0.762cm" svg:x="39.1cm" svg:y="11.414cm">
          <text:p text:style-name="P22"><text:span text:style-name="T3">New SortValues(int Values[])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measurelines" svg:x1="24.876cm" svg:y1="11.795cm" svg:x2="27.289cm" svg:y2="13.065cm" draw:start-shape="id16" draw:start-glue-point="1" draw:end-shape="id17" draw:end-glue-point="3" svg:d="M24876 11795h1206v1270h1207" svg:viewBox="0 0 2414 1271">
          <text:p/>
        </draw:connector>
        <draw:connector draw:style-name="gr48" draw:text-style-name="P10" draw:layer="measurelines" svg:x1="37.449cm" svg:y1="11.795cm" svg:x2="39.1cm" svg:y2="11.795cm" draw:start-shape="id17" draw:start-glue-point="4" draw:end-shape="id18" draw:end-glue-point="3" svg:d="M37449 11795h1651" svg:viewBox="0 0 1652 1">
          <text:p/>
        </draw:connector>
        <draw:custom-shape draw:style-name="gr49" draw:text-style-name="P23" xml:id="id19" draw:id="id19" draw:layer="measurelines" svg:width="7.493cm" svg:height="1.397cm" svg:x="29.956cm" svg:y="12.303cm">
          <text:p text:style-name="P22"><text:span text:style-name="T4">+ Values:SortValuesInterface = </text:span><text:span text:style-name="T4"><text:line-break/></text:span><text:span text:style-name="T4">newSortValue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measurelines" svg:x1="42.021cm" svg:y1="12.176cm" svg:x2="37.449cm" svg:y2="13.001cm" draw:start-shape="id18" draw:start-glue-point="2" draw:end-shape="id19" draw:end-glue-point="1" svg:d="M42021 12176v825h-4572" svg:viewBox="0 0 4573 826">
          <text:p/>
        </draw:connector>
        <draw:custom-shape draw:style-name="gr41" draw:text-style-name="P9" xml:id="id20" draw:id="id20" draw:layer="measurelines" svg:width="4.953cm" svg:height="1.778cm" svg:x="19.923cm" svg:y="18.272cm">
          <text:p text:style-name="P8"><text:span text:style-name="T2">Starte Sortierung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xml:id="id21" draw:id="id21" draw:layer="measurelines" svg:width="10.16cm" svg:height="0.889cm" svg:x="27.289cm" svg:y="18.653cm">
          <text:p text:style-name="P22"><text:span text:style-name="T6">+</text:span><text:span text:style-name="T3">StartSort()</text:span></text:p>
          <draw:enhanced-geometry svg:viewBox="0 0 21600 21600" draw:type="rectangle" draw:enhanced-path="M 0 0 L 21600 0 21600 21600 0 21600 0 0 Z N"/>
        </draw:custom-shape>
        <draw:custom-shape draw:style-name="gr51" draw:text-style-name="P23" xml:id="id22" draw:id="id22" draw:layer="measurelines" svg:width="10.16cm" svg:height="1.651cm" svg:x="27.289cm" svg:y="20.685cm">
          <text:p text:style-name="P22"><text:span text:style-name="T3">- SortWorker:Backgroundworker = </text:span><text:span text:style-name="T3"><text:line-break/></text:span><text:span text:style-name="T3">new Backgroundworker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measurelines" svg:x1="24.876cm" svg:y1="19.161cm" svg:x2="27.289cm" svg:y2="19.097cm" draw:start-shape="id20" draw:start-glue-point="1" draw:end-shape="id21" draw:end-glue-point="3" svg:d="M24876 19161h1206v-64h1207" svg:viewBox="0 0 2414 65">
          <text:p/>
        </draw:connector>
        <draw:connector draw:style-name="gr48" draw:text-style-name="P10" draw:layer="measurelines" svg:x1="32.369cm" svg:y1="19.542cm" svg:x2="32.369cm" svg:y2="20.685cm" draw:start-shape="id21" draw:start-glue-point="2" draw:end-shape="id22" draw:end-glue-point="0" svg:d="M32369 19542v1143" svg:viewBox="0 0 1 1144">
          <text:p/>
        </draw:connector>
        <draw:custom-shape draw:style-name="gr46" draw:text-style-name="P2" draw:layer="measurelines" svg:width="3.302cm" svg:height="1.154cm" svg:x="46.593cm" svg:y="5.191cm">
          <text:p text:style-name="P1"><text:span text:style-name="T1">SortAlgo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xml:id="id23" draw:id="id23" draw:layer="measurelines" svg:width="10.16cm" svg:height="1.651cm" svg:x="27.289cm" svg:y="23.225cm">
          <text:p text:style-name="P22"><text:span text:style-name="T3">Backgroundworker.DoWork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measurelines" svg:x1="32.369cm" svg:y1="22.336cm" svg:x2="32.369cm" svg:y2="23.225cm" draw:start-shape="id22" draw:start-glue-point="2" draw:end-shape="id23" draw:end-glue-point="0" svg:d="M32369 22336v889" svg:viewBox="0 0 1 890">
          <text:p/>
        </draw:connector>
        <draw:custom-shape draw:style-name="gr53" draw:text-style-name="P13" xml:id="id24" draw:id="id24" draw:layer="measurelines" svg:width="8.509cm" svg:height="0.889cm" svg:x="44.18cm" svg:y="14.335cm">
          <text:p text:style-name="P12"><text:span text:style-name="T3">+ SetValues(Values:SortValuesInterface)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onnector draw:style-name="gr48" draw:text-style-name="P10" draw:layer="measurelines" svg:x1="33.702cm" svg:y1="13.7cm" svg:x2="44.18cm" svg:y2="14.779cm" draw:start-shape="id19" draw:start-glue-point="2" draw:end-shape="id24" draw:end-glue-point="3" svg:d="M33702 13700v1079h10478" svg:viewBox="0 0 10479 1080">
          <text:p/>
        </draw:connector>
        <draw:custom-shape draw:style-name="gr53" draw:text-style-name="P13" xml:id="id25" draw:id="id25" draw:layer="measurelines" svg:width="8.509cm" svg:height="0.889cm" svg:x="44.053cm" svg:y="23.606cm">
          <text:p text:style-name="P12"><text:span text:style-name="T3">+ DoSortStep()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onnector draw:style-name="gr48" draw:text-style-name="P10" draw:layer="measurelines" svg:x1="37.449cm" svg:y1="24.05cm" svg:x2="44.053cm" svg:y2="24.05cm" draw:start-shape="id23" draw:start-glue-point="1" draw:end-shape="id25" draw:end-glue-point="3" svg:d="M37449 24050h6604" svg:viewBox="0 0 6605 1">
          <text:p/>
        </draw:connector>
        <draw:custom-shape draw:style-name="gr54" draw:text-style-name="P23" xml:id="id27" draw:id="id27" draw:layer="measurelines" svg:width="10.16cm" svg:height="1.651cm" svg:x="27.289cm" svg:y="25.638cm">
          <draw:glue-point draw:id="4" svg:x="-5cm" svg:y="2.695cm"/>
          <text:p text:style-name="P22"><text:span text:style-name="T3">Backgroundworker.onStateChanged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measurelines" svg:x1="43.926cm" svg:y1="26.336cm" svg:x2="37.449cm" svg:y2="26.463cm" draw:start-shape="id26" draw:start-glue-point="3" draw:end-shape="id27" draw:end-glue-point="1" svg:d="M43926 26336h-3239v127h-3238" svg:viewBox="0 0 6478 128">
          <text:p/>
        </draw:connector>
        <draw:custom-shape draw:style-name="gr55" draw:text-style-name="P13" xml:id="id28" draw:id="id28" draw:layer="measurelines" svg:width="6.35cm" svg:height="0.889cm" svg:x="11.16cm" svg:y="26.019cm">
          <text:p text:style-name="P12"><text:span text:style-name="T3">+ ShowValues(Values[]:Integer)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4.953cm" svg:height="1.397cm" svg:x="11.795cm" svg:y="5.318cm">
          <text:p text:style-name="P8"><text:span text:style-name="T2">ValueView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layout" svg:x1="27.289cm" svg:y1="26.463cm" svg:x2="17.51cm" svg:y2="26.463cm" draw:start-shape="id27" draw:start-glue-point="3" draw:end-shape="id28" draw:end-glue-point="1" svg:d="M27289 26463h-9779" svg:viewBox="0 0 9780 1">
          <text:p/>
        </draw:connector>
        <draw:custom-shape draw:style-name="gr40" draw:text-style-name="P9" xml:id="id30" draw:id="id30" draw:layer="layout" svg:width="4.953cm" svg:height="1.397cm" svg:x="4.175cm" svg:y="5.318cm">
          <text:p text:style-name="P8"><text:span text:style-name="T2">StatisticView</text:span></text:p>
          <draw:enhanced-geometry svg:viewBox="0 0 21600 21600" draw:type="rectangle" draw:enhanced-path="M 0 0 L 21600 0 21600 21600 0 21600 0 0 Z N"/>
        </draw:custom-shape>
        <draw:custom-shape draw:style-name="gr56" draw:text-style-name="P13" xml:id="id29" draw:id="id29" draw:layer="layout" svg:width="8.636cm" svg:height="0.889cm" svg:x="3.032cm" svg:y="27.416cm">
          <text:p text:style-name="P12"><text:span text:style-name="T3">+ ShowStatistics(Stats:StatisticsInterface)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layout" svg:x1="27.289cm" svg:y1="26.907cm" svg:x2="11.668cm" svg:y2="27.86cm" draw:start-shape="id27" draw:start-glue-point="4" draw:end-shape="id29" draw:end-glue-point="1" svg:d="M27289 26907h-7810v953h-7811" svg:viewBox="0 0 15622 954">
          <text:p/>
        </draw:connector>
        <draw:connector draw:style-name="gr57" draw:text-style-name="P10" draw:layer="layout" svg:x1="6.651cm" svg:y1="6.715cm" svg:x2="6.641cm" svg:y2="40.561cm" draw:start-shape="id30" draw:start-glue-point="2" svg:d="M6651 6715v17173h-10v16673" svg:viewBox="0 0 11 33847">
          <text:p/>
        </draw:connector>
        <draw:connector draw:style-name="gr57" draw:text-style-name="P10" draw:layer="layout" svg:x1="14.335cm" svg:y1="6.778cm" svg:x2="14.325cm" svg:y2="40.624cm" svg:d="M14335 6778v17173h-10v16673" svg:viewBox="0 0 11 33847">
          <text:p/>
        </draw:connector>
        <draw:connector draw:style-name="gr57" draw:text-style-name="P10" draw:layer="layout" svg:x1="22.209cm" svg:y1="6.778cm" svg:x2="22.199cm" svg:y2="40.624cm" svg:d="M22209 6778v17173h-10v16673" svg:viewBox="0 0 11 33847">
          <text:p/>
        </draw:connector>
        <draw:connector draw:style-name="gr57" draw:text-style-name="P10" draw:layer="layout" svg:x1="32.76cm" svg:y1="6.778cm" svg:x2="32.75cm" svg:y2="40.624cm" svg:d="M32760 6778v17173h-10v16673" svg:viewBox="0 0 11 33847">
          <text:p/>
        </draw:connector>
        <draw:connector draw:style-name="gr57" draw:text-style-name="P10" draw:layer="layout" svg:x1="41.767cm" svg:y1="6.334cm" svg:x2="41.757cm" svg:y2="40.18cm" svg:d="M41767 6334v17173h-10v16673" svg:viewBox="0 0 11 33847">
          <text:p/>
        </draw:connector>
        <draw:connector draw:style-name="gr57" draw:text-style-name="P10" draw:layer="layout" svg:x1="48.254cm" svg:y1="6.334cm" svg:x2="48.244cm" svg:y2="40.18cm" svg:d="M48254 6334v17173h-10v16673" svg:viewBox="0 0 11 33847">
          <text:p/>
        </draw:connector>
        <draw:custom-shape draw:style-name="gr58" draw:text-style-name="P13" xml:id="id26" draw:id="id26" draw:layer="layout" svg:width="9.779cm" svg:height="0.889cm" svg:x="43.926cm" svg:y="25.892cm">
          <text:p text:style-name="P12"><text:span text:style-name="T4">SIGNAL: </text:span><text:span text:style-name="T3">ValueChanged(StepNumber:Integer)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style-name="gr58" draw:text-style-name="P13" xml:id="id31" draw:id="id31" draw:layer="layout" svg:width="9.779cm" svg:height="0.889cm" svg:x="43.799cm" svg:y="29.194cm">
          <text:p text:style-name="P12"><text:span text:style-name="T4">SIGNAL: SortFinish(TotalSteps:Integer)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ustom-shape draw:style-name="gr59" draw:text-style-name="P23" xml:id="id32" draw:id="id32" draw:layer="layout" svg:width="10.16cm" svg:height="1.651cm" svg:x="27.289cm" svg:y="28.686cm">
          <draw:glue-point draw:id="4" svg:x="-5cm" svg:y="2.695cm"/>
          <text:p text:style-name="P22"><text:span text:style-name="T3">Backgroundworker.onFinish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layout" svg:x1="48.307cm" svg:y1="24.495cm" svg:x2="48.815cm" svg:y2="25.892cm" draw:start-shape="id25" draw:start-glue-point="2" draw:end-shape="id26" svg:d="M48307 24495v698h508v699" svg:viewBox="0 0 509 1398">
          <text:p/>
        </draw:connector>
        <draw:connector draw:style-name="gr48" draw:text-style-name="P10" draw:layer="layout" svg:x1="48.815cm" svg:y1="26.781cm" svg:x2="48.688cm" svg:y2="29.194cm" draw:start-shape="id26" draw:start-glue-point="2" draw:end-shape="id31" draw:end-glue-point="0" svg:d="M48815 26781v1206h-127v1207" svg:viewBox="0 0 128 2414">
          <text:p/>
        </draw:connector>
        <draw:connector draw:style-name="gr48" draw:text-style-name="P10" draw:layer="layout" svg:x1="43.799cm" svg:y1="29.638cm" svg:x2="37.449cm" svg:y2="29.511cm" draw:start-shape="id31" draw:start-glue-point="3" draw:end-shape="id32" draw:end-glue-point="1" svg:d="M43799 29638h-3175v-127h-3175" svg:viewBox="0 0 6351 128">
          <text:p/>
        </draw:connector>
        <draw:custom-shape draw:style-name="gr60" draw:text-style-name="P17" draw:layer="layout" svg:width="1.397cm" svg:height="1.143cm" svg:x="53.959cm" svg:y="25.49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1" draw:text-style-name="P17" draw:layer="layout" svg:width="1.357cm" svg:height="1.16cm" svg:x="53.998cm" svg:y="26.002cm">
          <text:p/>
          <draw:enhanced-geometry svg:viewBox="0 0 21600 21600" draw:text-areas="0 0 21600 21600" draw:mirror-vertical="true" draw:mirror-horizontal="true" draw:type="circular-arrow" draw:modifiers="-176.48225782247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6" draw:text-style-name="P13" xml:id="id33" draw:id="id33" draw:layer="layout" svg:width="8.636cm" svg:height="0.889cm" svg:x="2.905cm" svg:y="29.067cm">
          <text:p text:style-name="P12"><text:span text:style-name="T3">+ ShowStatistics(Stats:StatisticsInterface)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layout" svg:x1="27.289cm" svg:y1="29.511cm" svg:x2="11.541cm" svg:y2="29.511cm" draw:start-shape="id32" draw:start-glue-point="3" draw:end-shape="id33" draw:end-glue-point="1" svg:d="M27289 29511h-15748" svg:viewBox="0 0 15749 1">
          <text:p/>
        </draw:connector>
        <draw:connector draw:style-name="gr48" draw:text-style-name="P10" draw:layer="layout" svg:x1="24.876cm" svg:y1="9.255cm" svg:x2="27.289cm" svg:y2="9.191cm" draw:start-shape="id34" draw:start-glue-point="1" draw:end-shape="id35" draw:end-glue-point="3" svg:d="M24876 9255h1206v-64h1207" svg:viewBox="0 0 2414 6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stroke-dash draw:name="Double_20_Dash" draw:display-name="Double Dash" draw:style="rect" draw:dots1="1" draw:dots1-length="1100%" draw:dots2="1" draw:dots2-length="1100%" draw:distance="500%"/>
    <draw:stroke-dash draw:name="Double_20_Dash_20_Dot_20_Dot" draw:display-name="Double Dash Dot Dot" draw:style="rect" draw:dots1="1" draw:dots1-length="1100%" draw:dots2="2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6.2$Windows_X86_64 LibreOffice_project/144abb84a525d8e30c9dbbefa69cbbf2d8d4ae3b</meta:generator>
    <dc:date>2021-10-10T18:17:10.093000000</dc:date>
    <meta:editing-duration>PT2H22M37S</meta:editing-duration>
    <meta:editing-cycles>25</meta:editing-cycles>
    <meta:document-statistic meta:object-count="103"/>
  </office:meta>
</office:document-meta>
</file>